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eed of sound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string" calcext:value-type="string">
            <text:p>Calibration</text:p>
          </table:table-cell>
          <table:table-cell table:formula="of:=3.9*4" office:value-type="float" office:value="15.6" calcext:value-type="float">
            <text:p>15.6</text:p>
          </table:table-cell>
          <table:table-cell office:value-type="string" calcext:value-type="string">
            <text:p>ticks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table:number-columns-repeated="3"/>
          <table:table-cell office:value-type="string" calcext:value-type="string">
            <text:p>prescaler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base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tick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ang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$C$2]/10" office:value-type="float" office:value="132.4" calcext:value-type="float">
            <text:p>132.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[.F5])*[.$G$3]/16000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6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7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8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9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0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1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2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3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4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5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6]-[.$H$2])*[.$G$3]/16000" office:value-type="float" office:value="-0.0624" calcext:value-type="float">
            <text:p>-0.0624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6:01:13.252091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10:45.716064743</meta:creation-date>
    <dc:date>2016-12-21T19:19:07.056880729</dc:date>
    <meta:editing-duration>PT4H18M1S</meta:editing-duration>
    <meta:editing-cycles>4</meta:editing-cycles>
    <meta:generator>LibreOffice/5.1.4.2$Linux_X86_64 LibreOffice_project/10m0$Build-2</meta:generator>
    <meta:document-statistic meta:table-count="1" meta:cell-count="1034" meta:object-count="0"/>
  </office:meta>
</office:document-meta>
</file>